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fill-color="#ffffff" draw:textarea-horizontal-align="justify" draw:textarea-vertical-align="middle" draw:auto-grow-height="false" fo:min-height="0cm" fo:min-width="0cm"/>
    </style:style>
    <style:style style:name="gr4"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5cm" svg:height="1.4cm" svg:x="8.4cm" svg:y="1.5cm">
          <text:p text:style-name="P1">Start</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2" draw:text-style-name="P1" draw:layer="layout" svg:x1="10.6cm" svg:y1="2.9cm" svg:x2="10.6cm" svg:y2="3.8cm">
          <text:p/>
        </draw:line>
        <draw:custom-shape draw:style-name="gr3" draw:text-style-name="P2" draw:layer="layout" svg:width="12.29cm" svg:height="2.4cm" svg:x="4.31cm" svg:y="3.8cm">
          <text:p text:style-name="P2"><text:span text:style-name="T1">a = “Enter coordinates of first</text:span></text:p>
          <text:p text:style-name="P2"><text:span text:style-name="T1">point, x and y should be divided by “;”</text:span></text:p>
          <text:p text:style-name="P2"><text:span text:style-name="T1">for example: -0.15;7” <text: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2" draw:layer="layout" svg:width="12.29cm" svg:height="2.402cm" svg:x="4.51cm" svg:y="7.3cm">
          <text:p text:style-name="P2"><text:span text:style-name="T1">b = “Enter coordinates of second</text:span></text:p>
          <text:p text:style-name="P2"><text:span text:style-name="T1">point, x and y should be divided by “;”</text:span></text:p>
          <text:p text:style-name="P2"><text:span text:style-name="T1">for example: 2.15;-7” <text: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2" draw:layer="layout" svg:width="12.6cm" svg:height="4.5cm" svg:x="4.4cm" svg:y="11cm">
          <text:p text:style-name="P2"><text:span text:style-name="T1">x1 = a[0]; y1 = a[1]; x2 = b[0]; y2 = b[1]</text:span></text:p>
          <text:p text:style-name="P2"><text:span text:style-name="T1"/></text:p>
          <text:p text:style-name="P2"><text:span text:style-name="T1">k = (y1 –y2) / (x1 - x2) </text:span></text:p>
          <text:p text:style-name="P2"><text:span text:style-name="T1"/></text:p>
          <text:p text:style-name="P2"><text:span text:style-name="T1">b = (x1*y2 – x2 * y1) / (x1 - x2) </text:span></text:p>
          <draw:enhanced-geometry svg:viewBox="0 0 21600 21600" draw:glue-points="10800 0 0 10800 10800 21600 21600 10800" draw:type="flowchart-process" draw:enhanced-path="M 0 0 L 21600 0 21600 21600 0 21600 0 0 Z N"/>
        </draw:custom-shape>
        <draw:custom-shape draw:style-name="gr3" draw:text-style-name="P2" draw:layer="layout" svg:width="9.79cm" svg:height="2.2cm" svg:x="5.3cm" svg:y="16.7cm">
          <text:p><text:span text:style-name="T1">the equation of a straight line is:</text:span></text:p>
          <text:p><text:span text:style-name="T1">y = kx + b</text:span></text:p>
          <draw:enhanced-geometry svg:viewBox="0 0 21600 21600" draw:glue-points="12960 0 10800 0 2160 10800 8600 21600 10800 21600 19400 10800" draw:text-areas="4230 0 17370 21600" draw:mirror-horizontal="false" draw:mirror-vertical="false" draw:type="flowchart-data" draw:enhanced-path="M 4230 0 L 21600 0 17370 21600 0 21600 4230 0 Z N"/>
        </draw:custom-shape>
        <draw:custom-shape draw:style-name="gr1" draw:text-style-name="P1" draw:layer="layout" svg:width="4.5cm" svg:height="1.4cm" svg:x="7.9cm" svg:y="19.9cm">
          <text:p text:style-name="P1">End</text:p>
          <draw:enhanced-geometry svg:viewBox="0 0 21600 21600" draw:glue-points="10800 0 0 10800 10800 21600 21600 10800" draw:text-areas="1060 3180 20540 18420" draw:type="flowchart-terminator" draw:enhanced-path="M 3470 21600 X 0 10800 3470 0 L 18130 0 X 21600 10800 18130 21600 Z N"/>
        </draw:custom-shape>
        <draw:line draw:style-name="gr2" draw:text-style-name="P1" draw:layer="layout" svg:x1="10.5cm" svg:y1="6.2cm" svg:x2="10.5cm" svg:y2="7.4cm">
          <text:p/>
        </draw:line>
        <draw:line draw:style-name="gr2" draw:text-style-name="P1" draw:layer="layout" svg:x1="10.3cm" svg:y1="9.8cm" svg:x2="10.3cm" svg:y2="11cm">
          <text:p/>
        </draw:line>
        <draw:line draw:style-name="gr2" draw:text-style-name="P1" draw:layer="layout" svg:x1="10.2cm" svg:y1="15.7cm" svg:x2="10.2cm" svg:y2="16.6cm">
          <text:p/>
        </draw:line>
        <draw:line draw:style-name="gr2" draw:text-style-name="P1" draw:layer="layout" svg:x1="10.2cm" svg:y1="19cm" svg:x2="10.2cm" svg:y2="19.8cm">
          <text:p/>
        </draw:line>
        <draw:custom-shape draw:style-name="gr4" draw:text-style-name="P3" draw:layer="layout" svg:width="18.5cm" svg:height="4.8cm" svg:x="2.1cm" svg:y="22.4cm">
          <text:p text:style-name="P3"><text:span text:style-name="T2">Для коммерческого продукта надо бы добавать проверку отсутствия</text:span></text:p>
          <text:p text:style-name="P3"><text:span text:style-name="T2">деления на 0, на isdigit, на количество вводимых параметров, может еще чего, </text:span></text:p>
          <text:p text:style-name="P3"><text:span text:style-name="T2">но тогда первая домашка никогда не кончится.</text:span></text:p>
          <draw:enhanced-geometry svg:viewBox="0 0 21600 21600" draw:text-areas="3000 3320 17110 17330" draw:type="cloud-callout" draw:modifiers="8181.87125020269 -3477.7754634451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inat Sabitov</meta:initial-creator>
    <meta:creation-date>2021-07-18T00:22:09</meta:creation-date>
    <dc:date>2021-07-18T17:41:13</dc:date>
    <dc:creator>Rinat Sabitov</dc:creator>
    <meta:editing-duration>PT15H9M11S</meta:editing-duration>
    <meta:editing-cycles>8</meta:editing-cycles>
    <meta:generator>OpenOffice/4.1.10$Unix OpenOffice.org_project/4110m2$Build-9807</meta:generator>
    <meta:document-statistic meta:object-count="12"/>
  </office:meta>
</office:document-meta>
</file>